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9.03   |   <text:a xlink:type="simple" xlink:href="http://palinfo.habago.org/Entry?Command=Information_PrintForum#FORUM40404"><text:span text:style-name="T1">#</text:span></text:a></text:p>
      <text:p text:style-name="P2">各位小朋友要小心，別搗蛋啊</text:p>
      <text:p text:style-name="P2">大陸男童攻擊小鳥遭鳥媽媽報復</text:p>
      <text:p text:style-name="P2"/>
      <text:p text:style-name="P2">中廣新聞網 2005 / 05 / 25</text:p>
      <text:p text:style-name="P2"/>
      <text:p text:style-name="P2">（中廣記者劉剛在台北報導）</text:p>
      <text:p text:style-name="P2"/>
      <text:p text:style-name="P2"/>
      <text:p text:style-name="P2">大陸一個男孩破壞了鳥窩，並傷害一隻剛出生小鳥，結果鳥媽媽生氣展開報復。只要這個男孩走出家門，鳥媽媽就往他身上丟東西，或者飛下來用嘴咬他，用爪子抓他。這個男孩已經被嚇得不敢走出家門了。（劉剛報導）</text:p>
      <text:p text:style-name="P2"/>
      <text:p text:style-name="P2">據〔海峽都市報〕報導，大陸福州十一歲男孩〔文文〕破壞過一個鳥窩，把鳥窩帶回家，幼鳥媽媽於是展開報復。牠每天守在〔文文〕家門口樹上，看見〔文文〕出門，就衝下來攻擊〔文文〕，向〔文文〕拉屎，丟石塊，丟木枝，丟蟲子，反正是能抓到什麼就丟什麼。什麼都抓不住，就乾脆用嘴啄，用爪子抓。</text:p>
      <text:p text:style-name="P2"/>
      <text:p text:style-name="P2">〔文文〕父親想盡方法驅趕這隻怪鳥：大聲喊叫，追打，甚至試圖把牠誘惑進屋，但母鳥不上當，因此〔文文〕爸爸每天必須接送孩子上學，並交代〔文文〕回家後不要出門。</text:p>
      <text:p text:style-name="P2"/>
      <text:p text:style-name="P2">攻擊〔文文〕的鳥是一隻黑鳥，只有拳頭大小，福建人管牠叫〔黑鴉〕，但正確名稱是〔烏鶇〕，叫聲好聽，是只吃昆蟲的益鳥。福建野動物專家說，鳥一般都很怕人，不會主動攻擊人。〔文文〕傷害幼鳥，母鳥才報復，〔文文〕應該吸取教訓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